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/>
    <style:font-face style:name="Courier New1" svg:font-family="'Courier New'"/>
    <style:font-face style:name="Courier New" svg:font-family="'Courier New', Courier, Monospace"/>
    <style:font-face style:name="GB2312" svg:font-family="GB2312"/>
    <style:font-face style:name="SimSun" svg:font-family="SimSun"/>
    <style:font-face style:name="StarSymbol" svg:font-family="StarSymbol"/>
    <style:font-face style:name="Symbol" svg:font-family="Symbol"/>
    <style:font-face style:name="Times New Roman1" svg:font-family="'Times New Roman'"/>
    <style:font-face style:name="Verdana" svg:font-family="Verdana"/>
    <style:font-face style:name="courier new" svg:font-family="'courier new', courier, monospace"/>
    <style:font-face style:name="verdana" svg:font-family="verdana, arial, helvetica"/>
    <style:font-face style:name="宋体" svg:font-family="宋体"/>
    <style:font-face style:name="新宋体" svg:font-family="新宋体"/>
    <style:font-face style:name="楷体GB2312" svg:font-family="楷体GB2312"/>
    <style:font-face style:name="楷体_GB23121" svg:font-family="楷体_GB2312"/>
    <style:font-face style:name="楷体_GB2312" svg:font-family="楷体_GB2312, sans-serif"/>
    <style:font-face style:name="黑体" svg:font-family="黑体"/>
    <style:font-face style:name="Courier New2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Text_20_body">
      <style:paragraph-properties fo:margin-top="0in" fo:margin-bottom="0in"/>
    </style:style>
    <style:style style:name="T1" style:family="text">
      <style:text-properties fo:color="#4a664d"/>
    </style:style>
    <style:style style:name="Sect1" style:family="section">
      <style:section-properties fo:margin-left="0in" fo:margin-right="0in" style:editable="false">
        <style:columns fo:column-count="0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is-list-header="true">怎样才算优秀的程序员</text:h>
      <text:section text:style-name="Sect1" text:name="main">
        <text:p text:style-name="P2">在<text:span text:style-name="Emphasis">UML Distilled</text:span>中，Martin Fowler这样谈起敏捷方法：“Agile approaches assume that the most important factor in a project's success is <text:span text:style-name="Strong_20_Emphasis">the quality of the people</text:span> on the project and <text:span text:style-name="Strong_20_Emphasis">how well they work together</text:span> in human terms.”</text:p>
        <text:p text:style-name="P2"> </text:p>
        <text:p text:style-name="P2">从某种角度，也可以把这句话理解为：敏捷方法要求优秀的程序员。是的，对于真正不称职的程序员，任何一种方法学都不能让他做得更好。不过这里有 一个问题需要澄清：在程序员的职业上，怎样才算优秀？国人爱用的“武侠隐喻”严重地误导了很多人，以为“武功盖世”、或者学会什么“独门绝学”就算是优秀 的程序员。于是我们看到很多人四处寻找“秘籍”，或者请求“大侠”给一些“点拨”，希望像张无忌或者杨过那样“武功”突飞猛进。出版社也在这里推波助澜， “宝典”、“箴言”、“修炼之道”……这样的书名都在暗示：程序员就像武侠小说里的主角（或者配角），只要机缘巧合读了某本书，就可以一夜之间变得优秀 了。</text:p>
        <text:p text:style-name="P2"> </text:p>
        <text:p text:style-name="P2">纯粹是南辕北辙。对于软件开发这件事，工艺学是一个更加贴切的隐喻。也就是说，这里几乎没有什么秘而不宣的绝技，学徒小工做的事和大师工匠几乎相同，差别只在于<text:span text:style-name="Strong_20_Emphasis">习惯</text:span>。 没错，正是日常工作的习惯makes them different。看看Martin Fowler那句话，“优秀程序员”的定义已经呼之欲出了：（1）高质量的个人工作；（2）善与他人合作。高质量的个人工作从哪里来？就来自那些最琐屑的 习惯：测试先行、无情重构、持续集成、结对编程、交流、反馈、快速、勇气……即便天资并不出色，即便没有过目不忘的记忆力和快如闪电的思维，即便学习新知 的速度稍慢，只要养成这些好习惯，每时每地做好最基本的事情（例如单元测试），同样可以成为一个优秀的程序员。</text:p>
        <text:p text:style-name="P2"> </text:p>
        <text:p text:style-name="P2">偏偏是根深蒂固的武侠隐喻蒙蔽了很多人的眼睛。“这些细枝末节的东西有什么用呢？我只要看了xxx秘籍，学会yyy功夫，我就是一代宗师了，还 用在意这些小玩意吗？”其实，你会不会用JMS、会不会做工作流、懂不懂Spring和IoC，谁在乎呢？学会这么一个东西顶多只需要一个月，然后烂代码 还是烂代码。</text:p>
        <text:p text:style-name="P2">2004年04月4日, 星期日 11:51 (102980)</text:p>
      </text:section>
      <text:section text:style-name="Sect1" text:name="Section1">
        <text:h text:style-name="P1" text:outline-level="1" text:is-list-header="true"><text:bookmark text:name="main"/>有必要吗？</text:h>
        <text:p text:style-name="P2">梦想风暴：代码阅读</text:p>
        <text:p text:style-name="P2"><text:a xlink:type="simple" xlink:href="http://blogbus.com/blogbus/blog/diary.php?diaryid=127200" office:target-frame-name="_blank" xlink:show="new">http://blogbus.com/blogbus/blog/diary.php?diaryid=127200</text:a></text:p>
        <text:p text:style-name="P2">再谈代码阅读</text:p>
        <text:p text:style-name="P2"><text:a xlink:type="simple" xlink:href="http://blogbus.com/blogbus/blog/diary.php?diaryid=127974" office:target-frame-name="_blank" xlink:show="new">http://blogbus.com/blogbus/blog/diary.php?diaryid=127974</text:a></text:p>
        <text:p text:style-name="Text_20_body"> </text:p>
        <text:p text:style-name="Text_20_body">下面是dequator对《<text:a xlink:type="simple" xlink:href="http://www.blogbus.com/blogbus/blog/diary.php?diaryid=127200"><text:span text:style-name="T1">代码阅读</text:span></text:a>》的评论：<text:line-break/>“代码阅读，你真的有必要花费大量的心血，甚至还专门买本书吗？<text:line-break/>诚然，好的代码习惯会使整个项目得益，但是你从阅读代码的方法中是否真正能够得益？你所面临的代码，是否真能够像你所想象的那样去阅读？”</text:p>
        <text:p text:style-name="Text_20_body">是的，没必要。这些细枝末节的小事有什么必要买书来看呢？怎么阅读代码、怎么写单元测试、怎么重构、怎么持续集成……这些都是些日常得不能再日常的 小case，谁都懂的，当然没必要买书了。咱们要买就买武功秘籍，买葵花宝典，看完就能成为高手的那种。这些雕虫小技咱还不屑一读了。</text:p>
        <text:p text:style-name="Text_20_body">昨天说到“武侠隐喻”的误导效应，今天便看到了实例。</text:p>
        <text:p text:style-name="P2">2004年04月5日, 星期一 08:32 (103882)</text:p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/>
    <style:font-face style:name="Courier New1" svg:font-family="'Courier New'"/>
    <style:font-face style:name="Courier New" svg:font-family="'Courier New', Courier, Monospace"/>
    <style:font-face style:name="GB2312" svg:font-family="GB2312"/>
    <style:font-face style:name="SimSun" svg:font-family="SimSun"/>
    <style:font-face style:name="StarSymbol" svg:font-family="StarSymbol"/>
    <style:font-face style:name="Symbol" svg:font-family="Symbol"/>
    <style:font-face style:name="Times New Roman1" svg:font-family="'Times New Roman'"/>
    <style:font-face style:name="Verdana" svg:font-family="Verdana"/>
    <style:font-face style:name="courier new" svg:font-family="'courier new', courier, monospace"/>
    <style:font-face style:name="verdana" svg:font-family="verdana, arial, helvetica"/>
    <style:font-face style:name="宋体" svg:font-family="宋体"/>
    <style:font-face style:name="新宋体" svg:font-family="新宋体"/>
    <style:font-face style:name="楷体GB2312" svg:font-family="楷体GB2312"/>
    <style:font-face style:name="楷体_GB23121" svg:font-family="楷体_GB2312"/>
    <style:font-face style:name="楷体_GB2312" svg:font-family="楷体_GB2312, sans-serif"/>
    <style:font-face style:name="黑体" svg:font-family="黑体"/>
    <style:font-face style:name="Courier New2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Bitstream Ver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DejaVu Sans" style:font-size-asian="24pt" style:font-weight-asian="bold" style:font-name-complex="Bitstream Vera Sans" style:font-size-complex="24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DejaVu Sans" style:font-size-asian="14pt" style:font-weight-asian="bold" style:font-name-complex="Bitstream Vera Sans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DejaVu Sans" style:font-size-asian="12pt" style:font-weight-asian="bold" style:font-name-complex="Bitstream Vera Sans" style:font-size-complex="12pt" style:font-weight-complex="bold"/>
    </style:style>
    <style:style style:name="List" style:family="paragraph" style:parent-style-name="Text_20_body" style:class="list">
      <style:text-properties style:font-name-complex="Bitstream Ver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Bitstream Ver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Bitstream Ver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2" fo:font-size="10pt" style:font-name-asian="Courier New2" style:font-size-asian="10pt" style:font-name-complex="Courier New2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Teletype" style:family="text">
      <style:text-properties style:font-name="Courier New2" style:font-name-asian="Courier New2" style:font-name-complex="Courier New2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Jeff Xiong</meta:initial-creator>
    <meta:creation-date>2007-02-23T13:33:25</meta:creation-date>
    <dc:creator>Jeff Xiong</dc:creator>
    <dc:date>2007-02-23T13:41:53</dc:date>
    <dc:language>en-US</dc:language>
    <meta:editing-cycles>2</meta:editing-cycles>
    <meta:editing-duration>PT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9" meta:word-count="209" meta:character-count="1446"/>
  </office:meta>
</office:document-meta>
</file>